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d31f" officeooo:paragraph-rsid="0017d31f"/>
    </style:style>
    <style:style style:name="P2" style:family="paragraph" style:parent-style-name="Standard">
      <style:text-properties fo:font-weight="bold" officeooo:rsid="0017d31f" officeooo:paragraph-rsid="0017d31f" style:font-weight-asian="bold" style:font-weight-complex="bold"/>
    </style:style>
    <style:style style:name="P3" style:family="paragraph" style:parent-style-name="Standard">
      <style:text-properties fo:font-weight="normal" officeooo:rsid="0017d31f" officeooo:paragraph-rsid="0017d31f" style:font-weight-asian="normal" style:font-weight-complex="normal"/>
    </style:style>
    <style:style style:name="P4" style:family="paragraph" style:parent-style-name="Standard">
      <style:text-properties fo:font-weight="bold" officeooo:rsid="0017d31f" officeooo:paragraph-rsid="0017d31f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normal" officeooo:rsid="00209bdc" officeooo:paragraph-rsid="001994b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5d0f"/>
    </style:style>
    <style:style style:name="T5" style:family="text">
      <style:text-properties style:text-position="0% 100%" officeooo:rsid="001994b6"/>
    </style:style>
    <style:style style:name="T6" style:family="text">
      <style:text-properties style:text-position="0% 100%" officeooo:rsid="00227d5c"/>
    </style:style>
    <style:style style:name="T7" style:family="text">
      <style:text-properties style:text-position="0% 100%" officeooo:rsid="0022e089"/>
    </style:style>
    <style:style style:name="T8" style:family="text">
      <style:text-properties officeooo:rsid="00195d0f"/>
    </style:style>
    <style:style style:name="T9" style:family="text">
      <style:text-properties officeooo:rsid="001994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Hola y bienvenido a esta nueva lección,</text:span> hoy vamos a continuar con los polinomios pero en esta ocasión hablaremos sobre como manipularlos, comenzaremos por la suma algebraica, es un termino que ya hemos utilizado antes, y es un poco distinto que una suma regular, debido a que cuando <text:span text:style-name="T9">nos referimos a suma podemos referirnos también a resta</text:span>, <text:span text:style-name="T9">realmente una resta es una suma de un numero negativo</text:span>, <text:span text:style-name="T9">por ello</text:span> una suma de números reales, <text:s/>puede <text:span text:style-name="T9">ser una suma de números</text:span> negativos, e<text:span text:style-name="T9">s por eso que </text:span><text:s/>la suma algebraica puede ser una suma o una resta, para que quede claro por supuesto <text:span text:style-name="T9">veremos</text:span> un ejemplo. </text:p>
      <text:p text:style-name="P1">5 un número real positivo le <text:span text:style-name="T1">sumamos</text:span> -3 un número real negativo y el resultado es 2, así de sencillo. </text:p>
      <text:p text:style-name="P1"><text:tab/><text:tab/><text:tab/><text:tab/><text:tab/>5+(-3)=2</text:p>
      <text:p text:style-name="P1">pues bien dicho esto también hay que aclarar un concepto y es el de termino semejante, dos términos son semejantes si contienen la mismas variables y los <text:s/>grados de cada variable coinciden en los dos términos. Fijate que no estamos tomando en cuenta los coeficientes por lo que xyz es semejante a 52xyz, solo importan las variables y sus grados, por lo que x<text:span text:style-name="T2">2</text:span><text:span text:style-name="T3">yz no es semejante a 52xyz, </text:span><text:span text:style-name="T4">piensa en por ejemplo acomodar objetos de tu vida diaria, si tienes 3 platos y compras otros 2 </text:span><text:span text:style-name="T5">platos más</text:span><text:span text:style-name="T4"> tienes 5 platos, pero si tienes 3 platos y compras 2 tazas, no tienes 5 platos tienes 3 platos y 2 tazas, no se suman. </text:span><text:s/></text:p>
      <text:p text:style-name="P1"/>
      <text:p text:style-name="P1">Dicho esto la suma algebraica de polinomios corresponde al polinomio obtenido al sumar <text:span text:style-name="T8">algebraica mente</text:span>, los coeficientes de los términos semejantes, es algo sencillo pero vamos a verlo con ejemplos.</text:p>
      <text:p text:style-name="P1"/>
      <text:p text:style-name="P2">LOS EJEMPLOS LOS ESCRIBO EN OTRO PROGRAMA</text:p>
      <text:p text:style-name="P2"/>
      <text:p text:style-name="P5"><text:span text:style-name="T6">aquí termina esta lección </text:span><text:span text:style-name="T7">y espero verte</text:span><text:span text:style-name="T6"> de nuevo con muchas ganas de seguir aprendiendo.</text:span></text:p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1:46:09.941000000</meta:creation-date>
    <meta:generator>LibreOffice/6.1.1.2$Windows_X86_64 LibreOffice_project/5d19a1bfa650b796764388cd8b33a5af1f5baa1b</meta:generator>
    <dc:date>2020-03-24T21:47:27.052000000</dc:date>
    <meta:editing-duration>PT12M49S</meta:editing-duration>
    <meta:editing-cycles>2</meta:editing-cycles>
    <meta:document-statistic meta:table-count="0" meta:image-count="0" meta:object-count="0" meta:page-count="1" meta:paragraph-count="7" meta:word-count="291" meta:character-count="1652" meta:non-whitespace-character-count="1356"/>
  </office:meta>
</office:document-meta>
</file>